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20a2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z</text:span>0.9934249479746324</text:p>
      <text:p text:style-name="Standard">True Positive: 2493</text:p>
      <text:p text:style-name="Standard">False Positive: 4105</text:p>
      <text:p text:style-name="Standard">False Negative: 15184</text:p>
      <text:p text:style-name="Standard">True Negative: 2911883</text:p>
      <text:p text:style-name="Standard">0.9936132758511995</text:p>
      <text:p text:style-name="Standard">True Positive: 178</text:p>
      <text:p text:style-name="Standard">False Positive: 275</text:p>
      <text:p text:style-name="Standard">False Negative: 1042</text:p>
      <text:p text:style-name="Standard">True Negative: 204714</text:p>
      <text:p text:style-name="Standard">0.8947057690636115</text:p>
      <text:p text:style-name="Standard">True Positive: 3661</text:p>
      <text:p text:style-name="Standard">False Positive: 294882</text:p>
      <text:p text:style-name="Standard">False Negative: 14016</text:p>
      <text:p text:style-name="Standard">True Negative: 2621106</text:p>
      <text:p text:style-name="Standard">0.8948154542236275</text:p>
      <text:p text:style-name="Standard">True Positive: 268</text:p>
      <text:p text:style-name="Standard">False Positive: 20738</text:p>
      <text:p text:style-name="Standard">False Negative: 952</text:p>
      <text:p text:style-name="Standard">True Negative: 184251</text:p>
      <text:p text:style-name="Standard"/>
      <text:p text:style-name="Standard">0.9934447184664916</text:p>
      <text:p text:style-name="Standard">True Positive: 2539</text:p>
      <text:p text:style-name="Standard">False Positive: 4093</text:p>
      <text:p text:style-name="Standard">False Negative: 15138</text:p>
      <text:p text:style-name="Standard">True Negative: 2911895</text:p>
      <text:p text:style-name="Standard">0.9937442109704232</text:p>
      <text:p text:style-name="Standard">True Positive: 186</text:p>
      <text:p text:style-name="Standard">False Positive: 256</text:p>
      <text:p text:style-name="Standard">False Negative: 1034</text:p>
      <text:p text:style-name="Standard">True Negative: 204733</text:p>
      <text:p text:style-name="Standard">0.8948751817266116</text:p>
      <text:p text:style-name="Standard">True Positive: 3639</text:p>
      <text:p text:style-name="Standard">False Positive: 294363</text:p>
      <text:p text:style-name="Standard">False Negative: 14038</text:p>
      <text:p text:style-name="Standard">True Negative: 2621625</text:p>
      <text:p text:style-name="Standard">0.8950870233597952</text:p>
      <text:p text:style-name="Standard">True Positive: 249</text:p>
      <text:p text:style-name="Standard">False Positive: 20663</text:p>
      <text:p text:style-name="Standard">False Negative: 971</text:p>
      <text:p text:style-name="Standard">True Negative: 184326</text:p>
      <text:p text:style-name="Standard"/>
      <text:p text:style-name="Standard">0.9934508541363789</text:p>
      <text:p text:style-name="Standard">True Positive: 2531</text:p>
      <text:p text:style-name="Standard">False Positive: 4067</text:p>
      <text:p text:style-name="Standard">False Negative: 15146</text:p>
      <text:p text:style-name="Standard">True Negative: 2911921</text:p>
      <text:p text:style-name="Standard">0.9935987275046191</text:p>
      <text:p text:style-name="Standard">True Positive: 189</text:p>
      <text:p text:style-name="Standard"><text:soft-page-break/>False Positive: 289</text:p>
      <text:p text:style-name="Standard">False Negative: 1031</text:p>
      <text:p text:style-name="Standard">True Negative: 204700</text:p>
      <text:p text:style-name="Standard">0.8947889414776398</text:p>
      <text:p text:style-name="Standard">True Positive: 3608</text:p>
      <text:p text:style-name="Standard">False Positive: 294585</text:p>
      <text:p text:style-name="Standard">False Negative: 14069</text:p>
      <text:p text:style-name="Standard">True Negative: 2621403</text:p>
      <text:p text:style-name="Standard">0.8951985606835783</text:p>
      <text:p text:style-name="Standard">True Positive: 205</text:p>
      <text:p text:style-name="Standard">False Positive: 20596</text:p>
      <text:p text:style-name="Standard">False Negative: 1015</text:p>
      <text:p text:style-name="Standard">True Negative: 184393</text:p>
      <text:p text:style-name="Standard"/>
      <text:p text:style-name="Standard">0.9934467636897873</text:p>
      <text:p text:style-name="Standard">True Positive: 2525</text:p>
      <text:p text:style-name="Standard">False Positive: 4073</text:p>
      <text:p text:style-name="Standard">False Negative: 15152</text:p>
      <text:p text:style-name="Standard">True Negative: 2911915</text:p>
      <text:p text:style-name="Standard">0.9936908670329617</text:p>
      <text:p text:style-name="Standard">True Positive: 189</text:p>
      <text:p text:style-name="Standard">False Positive: 270</text:p>
      <text:p text:style-name="Standard">False Negative: 1031</text:p>
      <text:p text:style-name="Standard">True Negative: 204719</text:p>
      <text:p text:style-name="Standard">0.8949801698557948</text:p>
      <text:p text:style-name="Standard">True Positive: 3654</text:p>
      <text:p text:style-name="Standard">False Positive: 294070</text:p>
      <text:p text:style-name="Standard">False Negative: 14023</text:p>
      <text:p text:style-name="Standard">True Negative: 2621918</text:p>
      <text:p text:style-name="Standard">0.8944662939056977</text:p>
      <text:p text:style-name="Standard">True Positive: 242</text:p>
      <text:p text:style-name="Standard">False Positive: 20784</text:p>
      <text:p text:style-name="Standard">False Negative: 978</text:p>
      <text:p text:style-name="Standard">True Negative: 184205</text:p>
      <text:p text:style-name="Standard"/>
      <text:p text:style-name="Standard">0.9933949513662944</text:p>
      <text:p text:style-name="Standard">True Positive: 2517</text:p>
      <text:p text:style-name="Standard">False Positive: 4217</text:p>
      <text:p text:style-name="Standard">False Negative: 15160</text:p>
      <text:p text:style-name="Standard">True Negative: 2911771</text:p>
      <text:p text:style-name="Standard">0.9936132758511995</text:p>
      <text:p text:style-name="Standard">True Positive: 197</text:p>
      <text:p text:style-name="Standard">False Positive: 294</text:p>
      <text:p text:style-name="Standard">False Negative: 1023</text:p>
      <text:p text:style-name="Standard">True Negative: 204695</text:p>
      <text:p text:style-name="Standard">0.8950016447004003</text:p>
      <text:p text:style-name="Standard">True Positive: 3595</text:p>
      <text:p text:style-name="Standard">False Positive: 293948</text:p>
      <text:p text:style-name="Standard">False Negative: 14082</text:p>
      <text:p text:style-name="Standard"><text:soft-page-break/>True Negative: 2622040</text:p>
      <text:p text:style-name="Standard">0.8952034101324384</text:p>
      <text:p text:style-name="Standard">True Positive: 246</text:p>
      <text:p text:style-name="Standard">False Positive: 20636</text:p>
      <text:p text:style-name="Standard">False Negative: 974</text:p>
      <text:p text:style-name="Standard">True Negative: 184353</text:p>
      <text:p text:style-name="Standard"/>
      <text:p text:style-name="Standard">0.9934399462788014</text:p>
      <text:p text:style-name="Standard">True Positive: 2499</text:p>
      <text:p text:style-name="Standard">False Positive: 4067</text:p>
      <text:p text:style-name="Standard">False Negative: 15178</text:p>
      <text:p text:style-name="Standard">True Negative: 2911921</text:p>
      <text:p text:style-name="Standard">0.9936714692375211</text:p>
      <text:p text:style-name="Standard">True Positive: 184</text:p>
      <text:p text:style-name="Standard">False Positive: 269</text:p>
      <text:p text:style-name="Standard">False Negative: 1036</text:p>
      <text:p text:style-name="Standard">True Negative: 204720</text:p>
      <text:p text:style-name="Standard">0.8947609900925975</text:p>
      <text:p text:style-name="Standard">True Positive: 3609</text:p>
      <text:p text:style-name="Standard">False Positive: 294668</text:p>
      <text:p text:style-name="Standard">False Negative: 14068</text:p>
      <text:p text:style-name="Standard">True Negative: 2621320</text:p>
      <text:p text:style-name="Standard">0.8933072756281248</text:p>
      <text:p text:style-name="Standard">True Positive: 265</text:p>
      <text:p text:style-name="Standard">False Positive: 21046</text:p>
      <text:p text:style-name="Standard">False Negative: 955</text:p>
      <text:p text:style-name="Standard">True Negative: 183943</text:p>
      <text:p text:style-name="Standard"/>
      <text:p text:style-name="Standard">0.9934300610328719</text:p>
      <text:p text:style-name="Standard">True Positive: 2498</text:p>
      <text:p text:style-name="Standard">False Positive: 4095</text:p>
      <text:p text:style-name="Standard">False Negative: 15179</text:p>
      <text:p text:style-name="Standard">True Negative: 2911893</text:p>
      <text:p text:style-name="Standard">0.9935502330160177</text:p>
      <text:p text:style-name="Standard">True Positive: 175</text:p>
      <text:p text:style-name="Standard">False Positive: 285</text:p>
      <text:p text:style-name="Standard">False Negative: 1045</text:p>
      <text:p text:style-name="Standard">True Negative: 204704</text:p>
      <text:p text:style-name="Standard">0.8950708414219074</text:p>
      <text:p text:style-name="Standard">True Positive: 3602</text:p>
      <text:p text:style-name="Standard">False Positive: 293752</text:p>
      <text:p text:style-name="Standard">False Negative: 14075</text:p>
      <text:p text:style-name="Standard">True Negative: 2622236</text:p>
      <text:p text:style-name="Standard">0.8948930454053897</text:p>
      <text:p text:style-name="Standard">True Positive: 261</text:p>
      <text:p text:style-name="Standard">False Positive: 20715</text:p>
      <text:p text:style-name="Standard">False Negative: 959</text:p>
      <text:p text:style-name="Standard">True Negative: 184274</text:p>
      <text:p text:style-name="Standard"/>
      <text:p text:style-name="Standard"><text:soft-page-break/>0.9934511950069282</text:p>
      <text:p text:style-name="Standard">True Positive: 2541</text:p>
      <text:p text:style-name="Standard">False Positive: 4076</text:p>
      <text:p text:style-name="Standard">False Negative: 15136</text:p>
      <text:p text:style-name="Standard">True Negative: 2911912</text:p>
      <text:p text:style-name="Standard">0.9936181253000597</text:p>
      <text:p text:style-name="Standard">True Positive: 184</text:p>
      <text:p text:style-name="Standard">False Positive: 280</text:p>
      <text:p text:style-name="Standard">False Negative: 1036</text:p>
      <text:p text:style-name="Standard">True Negative: 204709</text:p>
      <text:p text:style-name="Standard">0.8947023603581186</text:p>
      <text:p text:style-name="Standard">True Positive: 3627</text:p>
      <text:p text:style-name="Standard">False Positive: 294858</text:p>
      <text:p text:style-name="Standard">False Negative: 14050</text:p>
      <text:p text:style-name="Standard">True Negative: 2621130</text:p>
      <text:p text:style-name="Standard">0.8943887027239354</text:p>
      <text:p text:style-name="Standard">True Positive: 253</text:p>
      <text:p text:style-name="Standard">False Positive: 20811</text:p>
      <text:p text:style-name="Standard">False Negative: 967</text:p>
      <text:p text:style-name="Standard">True Negative: 184178</text:p>
      <text:p text:style-name="Standard"/>
      <text:p text:style-name="Standard">0.9934396054082522</text:p>
      <text:p text:style-name="Standard">True Positive: 2542</text:p>
      <text:p text:style-name="Standard">False Positive: 4111</text:p>
      <text:p text:style-name="Standard">False Negative: 15135</text:p>
      <text:p text:style-name="Standard">True Negative: 2911877</text:p>
      <text:p text:style-name="Standard">0.9937975549078847</text:p>
      <text:p text:style-name="Standard">True Positive: 190</text:p>
      <text:p text:style-name="Standard">False Positive: 249</text:p>
      <text:p text:style-name="Standard">False Negative: 1030</text:p>
      <text:p text:style-name="Standard">True Negative: 204740</text:p>
      <text:p text:style-name="Standard">0.8947037238403158</text:p>
      <text:p text:style-name="Standard">True Positive: 3610</text:p>
      <text:p text:style-name="Standard">False Positive: 294837</text:p>
      <text:p text:style-name="Standard">False Negative: 14067</text:p>
      <text:p text:style-name="Standard">True Negative: 2621151</text:p>
      <text:p text:style-name="Standard">0.8954313342288649</text:p>
      <text:p text:style-name="Standard">True Positive: 254</text:p>
      <text:p text:style-name="Standard">False Positive: 20597</text:p>
      <text:p text:style-name="Standard">False Negative: 966</text:p>
      <text:p text:style-name="Standard">True Negative: 1843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8:49:34.980093955</meta:creation-date>
    <dc:date>2018-11-26T18:07:34.252145404</dc:date>
    <meta:editing-duration>PT5H24M1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4" meta:paragraph-count="180" meta:word-count="468" meta:character-count="3558" meta:non-whitespace-character-count="3270"/>
  </office:meta>
</office:document-meta>
</file>